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b382b" officeooo:paragraph-rsid="001b382b"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line-height="150%" fo:text-align="start" style:justify-single-word="false"/>
      <style:text-properties style:text-underline-style="none" fo:font-weight="normal" officeooo:paragraph-rsid="001bc6dd" style:font-weight-asian="normal" style:font-weight-complex="normal"/>
    </style:style>
    <style:style style:name="P5" style:family="paragraph" style:parent-style-name="Standard">
      <style:paragraph-properties fo:line-height="150%" fo:text-align="start" style:justify-single-word="false"/>
      <style:text-properties style:text-underline-style="none" fo:font-weight="normal" officeooo:paragraph-rsid="001c76b2" style:font-weight-asian="normal" style:font-weight-complex="normal"/>
    </style:style>
    <style:style style:name="P6" style:family="paragraph" style:parent-style-name="Standard">
      <style:paragraph-properties fo:line-height="150%" fo:text-align="start" style:justify-single-word="false"/>
      <style:text-properties style:text-underline-style="none" fo:font-weight="normal" officeooo:paragraph-rsid="001e9159" style:font-weight-asian="normal" style:font-weight-complex="normal"/>
    </style:style>
    <style:style style:name="P7" style:family="paragraph" style:parent-style-name="Standard">
      <style:paragraph-properties fo:line-height="150%" fo:text-align="start" style:justify-single-word="false"/>
      <style:text-properties style:text-underline-style="none" fo:font-weight="normal" officeooo:paragraph-rsid="001eb267" style:font-weight-asian="normal" style:font-weight-complex="normal"/>
    </style:style>
    <style:style style:name="P8" style:family="paragraph" style:parent-style-name="Standard">
      <style:paragraph-properties fo:line-height="150%" fo:text-align="start" style:justify-single-word="false"/>
      <style:text-properties style:text-underline-style="none" fo:font-weight="normal" officeooo:rsid="001bc6dd" officeooo:paragraph-rsid="001bc6dd" style:font-weight-asian="normal" style:font-weight-complex="normal"/>
    </style:style>
    <style:style style:name="P9" style:family="paragraph" style:parent-style-name="Standard">
      <style:paragraph-properties fo:line-height="150%" fo:text-align="start" style:justify-single-word="false"/>
      <style:text-properties style:text-underline-style="none" fo:font-weight="normal" officeooo:rsid="001c76b2" officeooo:paragraph-rsid="001c76b2" style:font-weight-asian="normal" style:font-weight-complex="normal"/>
    </style:style>
    <style:style style:name="P10" style:family="paragraph" style:parent-style-name="Standard">
      <style:paragraph-properties fo:line-height="150%" fo:text-align="start" style:justify-single-word="false"/>
      <style:text-properties style:text-underline-style="none" fo:font-weight="normal" officeooo:rsid="001c76b2" officeooo:paragraph-rsid="001d602b" style:font-weight-asian="normal" style:font-weight-complex="normal"/>
    </style:style>
    <style:style style:name="P11" style:family="paragraph" style:parent-style-name="Standard">
      <style:paragraph-properties fo:line-height="150%" fo:text-align="start" style:justify-single-word="false"/>
      <style:text-properties style:text-underline-style="none" fo:font-weight="normal" officeooo:rsid="001d602b" officeooo:paragraph-rsid="001d602b" style:font-weight-asian="normal" style:font-weight-complex="normal"/>
    </style:style>
    <style:style style:name="P12" style:family="paragraph" style:parent-style-name="Standard">
      <style:paragraph-properties fo:line-height="150%" fo:text-align="start" style:justify-single-word="false"/>
      <style:text-properties style:text-underline-style="none" fo:font-weight="normal" officeooo:rsid="001d602b" officeooo:paragraph-rsid="001e9159" style:font-weight-asian="normal" style:font-weight-complex="normal"/>
    </style:style>
    <style:style style:name="P13" style:family="paragraph" style:parent-style-name="Standard">
      <style:paragraph-properties fo:line-height="150%" fo:text-align="start" style:justify-single-word="false"/>
      <style:text-properties style:text-underline-style="none" fo:font-weight="normal" officeooo:rsid="001d602b" officeooo:paragraph-rsid="001eb267" style:font-weight-asian="normal" style:font-weight-complex="normal"/>
    </style:style>
    <style:style style:name="P14" style:family="paragraph" style:parent-style-name="Standard">
      <style:paragraph-properties fo:line-height="150%" fo:text-align="start" style:justify-single-word="false"/>
      <style:text-properties style:text-underline-style="none" fo:font-weight="normal" officeooo:rsid="001eb267" officeooo:paragraph-rsid="001eb267" style:font-weight-asian="normal" style:font-weight-complex="normal"/>
    </style:style>
    <style:style style:name="T1" style:family="text">
      <style:text-properties officeooo:rsid="001bc6dd"/>
    </style:style>
    <style:style style:name="T2" style:family="text">
      <style:text-properties officeooo:rsid="001c76b2"/>
    </style:style>
    <style:style style:name="T3" style:family="text">
      <style:text-properties officeooo:rsid="001d602b"/>
    </style:style>
    <style:style style:name="T4" style:family="text">
      <style:text-properties style:text-position="super 58%" officeooo:rsid="001d602b"/>
    </style:style>
    <style:style style:name="T5" style:family="text">
      <style:text-properties officeooo:rsid="001eb267"/>
    </style:style>
    <style:style style:name="T6" style:family="text">
      <style:text-properties officeooo:rsid="00244b75"/>
    </style:style>
    <style:style style:name="T7" style:family="text">
      <style:text-properties officeooo:rsid="002529fd"/>
    </style:style>
    <style:style style:name="T8" style:family="text">
      <style:text-properties officeooo:rsid="00262d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rostasis Resurrection – Part IX.LXXV</text:p>
      <text:p text:style-name="P1"/>
      <text:p text:style-name="P3">Kennel 64 Tea Party/ <text:span text:style-name="T7">Field Judgement</text:span></text:p>
      <text:p text:style-name="P3"/>
      <text:p text:style-name="P4"><text:tab/>“<text:span text:style-name="T1">Can you explain again, what is so important about this shipment?” Commander Kyle Bennet Browning was escorting Commodore Gustav Rutherford in a corridor leading to the dropship supply docks.</text:span></text:p>
      <text:p text:style-name="P8"><text:tab/>“My dear Kyle, what can be more important than this medical supply and Bio-Mass shipment this week. My wife's Leukemia treatment is dependent on these stem cells.”</text:p>
      <text:p text:style-name="P8"><text:tab/>“You mean the induced pluripotent stem cells, where they take a sample of the original donor's DNA, and produce using micro-organisms a shit-load of the stuff, right?” The commodore halted his quickened pace.</text:p>
      <text:p text:style-name="P4"><text:tab/>“<text:span text:style-name="T1">You disappoint me, Kyle. I thought you will have more respect to the scientific process behind it. The use of profanity does not fit well with your new rank. I expect more from my commanders. I'll be leaving Kennel 64 in your hands. I'd like to believe I'm not making a grave mistake there. The LSB is very near, you know.”</text:span></text:p>
      <text:p text:style-name="P4"><text:tab/>“<text:span text:style-name="T1">I understand, Commodore Rutherford.”</text:span></text:p>
      <text:p text:style-name="P4"><text:tab/>“<text:span text:style-name="T1">Some sincerity would be more appreciated.” </text:span></text:p>
      <text:p text:style-name="P4"><text:tab/>“<text:span text:style-name="T2">Yes sir, please continue.” Kyle's gaze was bouncing slowly between the hexagonal grey panels of the corridor as they continued their walk. Kyle was always baffled by the fact that bio carriers had octagonal corridors and outposts and smaller space-craft usually defaulted to hexagonal gray corridors.</text:span></text:p>
      <text:p text:style-name="P5"><text:tab/>“<text:span text:style-name="T2">Well, the advantages of induced pluripotent cells are amazing, like the immune system who do not consider the induced tissues as a foreign material, for instance. You must remember that the immune system will attack most tissues that derives from a non-native source. Without the exact same ante-genes non-native tissues would be attacked. Using the induced pluripotent stem cells from the original host eliminates this threat.”</text:span></text:p>
      <text:p text:style-name="P9"><text:tab/>“Are they any good for treatment of other things than Leukemia?” Kyle <text:span text:style-name="T6">asked as he checked his finger tips for more interesting</text:span> to keep the commodore on with his ramblings.</text:p>
      <text:p text:style-name="P10"><text:tab/>“Why, certainly my boy, they can be used to treat other bone marrow defects, baldness and blindness, broken or missing teeth. They can help in the events of strokes, myocardial infraction, traumatic brain injuries...” Kyle was smiling due to the German accent of Commodore Rutherford, especially with Rs “... Spinal cord injuries, learning defects, Osteoarthritis or Rheumatoid arthritis,</text:p>
      <text:p text:style-name="P11">Crohn's disease...” The commodore was gasping for air. It seemed as if the list ended. “... Alzheimer, Parkinson, Amyotrophic Lateral Sclerosis a.k.a ALS, muscular dystropy, diabetes, other types of cancer <text:soft-page-break/>and wound healing.” Now it really ended.</text:p>
      <text:p text:style-name="P11"><text:tab/>“I understand now, sir, why this material is so important. I told the control tower to relay LZ coordinates to the incoming dropship. They are inbound in less than two minutes. We'll deliver the crates to the outpost then it will take you to your wife's hospital.”</text:p>
      <text:p text:style-name="P11"><text:tab/>“You're a good lad, after all. I hope the next Commodore will have <text:span text:style-name="T8">the</text:span> brains to get your full potential up in the ladder of the command chain.”</text:p>
      <text:p text:style-name="P11"><text:tab/>“Thank you, commodore.”</text:p>
      <text:p text:style-name="P11"><text:tab/>They reached the end of the corridor to the dropship LZ area. The dropship was now barely visible near a small ridge that protruded the planet's surface. It was dusk, and the planet's red scars were still very noticeable. The dropship suddenly opened its hatch above the ridge and poured 5,500 tons of medical supplies on the mountainous terrain. The dropship came into the vicinity of outpost's Kennel 64 LZ and a voice over thundered down: “This is a mutiny, never again we DS pilots will be in the employ of civilian opportunist such as Commodore Rutherford's wife.”</text:p>
      <text:p text:style-name="P11"><text:tab/>“Take it down...” The commodore whispered in search for his full voice at Kyle.</text:p>
      <text:p text:style-name="P12"><text:tab/>“My own children needed medical attention but you deemed it too wasteful, your beautiful stem cells, were too...” A FIM-92 stinger missile ruptured the craft. It was Kyle who shot the vessel down.</text:p>
      <text:p text:style-name="P12"><text:tab/>“Take the all outpost down, Kyle, otherwise they will never learn, activate the self destruct nuclear mechanism, I will give you full authority.” Commodore Rutherford put his crazy hat on, the one the crew was making jokes about behind his back.</text:p>
      <text:p text:style-name="P12"><text:tab/>“Sir, you can't make an entire outpost pay for the mistake of one rouge pilot, I won't allow it, sir.” Kyle was trying to brave a stare in the frenzy-driven commodore who just lost the rest of his sanity, when part of these 5,500 tons of bio-mass contained the very induced pluripotent stem cells his wife needed for her operation. Some officers did indulge themselves in over-quota for their civil family needs, while less fortunate civilians had to struggle with the designated quota for civilians which was always lighter in load compared to its military counterpart.</text:p>
      <text:p text:style-name="P6"><text:span text:style-name="T3"><text:tab/>“Are you refusing a direct command from your C.O.?” Commodore Gustav Rutherford was furious at his 2</text:span><text:span text:style-name="T4">nd</text:span><text:span text:style-name="T3"> in command not following his orders.</text:span></text:p>
      <text:p text:style-name="P12"><text:tab/>“Sir, you're not thinking straight as the situation has become personal and your mettle has been dissolved by an act of treachery by a rouge pilot.”</text:p>
      <text:p text:style-name="P12"><text:tab/>“Kill them all, Kyle, Kill them all, make them pay, destroy the outpost now, Kyle, or I will relieve you of your post.”</text:p>
      <text:p text:style-name="P7"><text:span text:style-name="T3"><text:tab/>“No sir, I relieve you as acting commanding officer of this outpost until further notice.” The commodore pulled his sidearm at Kyle and aimed at his head. He forgot that he was twenty years older </text:span><text:soft-page-break/><text:span text:style-name="T3">than Kyle and that Kyle's neuro-kinetic pathways were much more fresh, so in a sweeping reversal Kyle found himself with a pulled commando knife next to the Commodore's throat in less than a second. In his free hand Kyle managed to disengage the clip of the pistol, and put the safety on again before immersing the commodore into a full head-lock.</text:span></text:p>
      <text:p text:style-name="P13"><text:tab/>“Commodore I beg you to find reason to relieve your command or your life will be forfeited.”</text:p>
      <text:p text:style-name="P14">Kyle said it while holding the commando knife under the throat of the commodore.</text:p>
      <text:p text:style-name="P7"><text:tab/>“<text:span text:style-name="T5">Never!!..” Kyle was now shedding tears over his beloved commodore that was drooping blood from open carotid arteries. No nano machines could handle this much blood loss to the brain. These were the longest seven minutes in commander Kyle Bennet Browning's life. He kept crying I'm sorry commodore every couple of minutes during the demise of the commodore in his hands. Renegade officers are usually being deprived of their resurrection privileges, and Commodore Gustav Rutherford was deemed as such when security footage corroborated every detail in Commodore Kyle Bennet Browning's testimony in the court of martial law. Nearly thirty people were saved in the military side, plus around 25,000 civilians from the Tertious Prime colony from probable collateral da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ZooL </meta:initial-creator>
    <meta:creation-date>2013-11-28T21:35:25.417676020</meta:creation-date>
    <dc:date>2013-12-11T23:09:36.857155915</dc:date>
    <dc:creator>OoZooL </dc:creator>
    <meta:editing-duration>PT7H56M41S</meta:editing-duration>
    <meta:editing-cycles>6</meta:editing-cycles>
    <meta:generator>LibreOffice/4.1.3.2$Linux_X86_64 LibreOffice_project/410$Build-2</meta:generator>
    <meta:document-statistic meta:table-count="0" meta:image-count="0" meta:object-count="0" meta:page-count="3" meta:paragraph-count="28" meta:word-count="1085" meta:character-count="6581" meta:non-whitespace-character-count="5498"/>
  </office:meta>
</office:document-meta>
</file>